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11a0cc"/>
    </style:style>
    <style:style style:name="P2" style:family="paragraph" style:parent-style-name="Heading_20_1">
      <style:text-properties officeooo:rsid="00105049" officeooo:paragraph-rsid="00105049"/>
    </style:style>
    <style:style style:name="P3" style:family="paragraph" style:parent-style-name="Heading_20_3">
      <style:text-properties officeooo:rsid="00105049" officeooo:paragraph-rsid="00105049"/>
    </style:style>
    <style:style style:name="P4" style:family="paragraph" style:parent-style-name="Preformatted_20_Text">
      <style:text-properties officeooo:rsid="00105049" officeooo:paragraph-rsid="00105049"/>
    </style:style>
    <style:style style:name="P5" style:family="paragraph" style:parent-style-name="Preformatted_20_Text">
      <style:text-properties officeooo:paragraph-rsid="00126830"/>
    </style:style>
    <style:style style:name="P6" style:family="paragraph" style:parent-style-name="Text_20_body">
      <style:text-properties officeooo:rsid="00105049" officeooo:paragraph-rsid="00105049"/>
    </style:style>
    <style:style style:name="P7" style:family="paragraph" style:parent-style-name="Text_20_body">
      <style:text-properties officeooo:paragraph-rsid="00105049"/>
    </style:style>
    <style:style style:name="P8" style:family="paragraph" style:parent-style-name="Text_20_body">
      <style:text-properties officeooo:rsid="0011a0cc" officeooo:paragraph-rsid="0011a0cc"/>
    </style:style>
    <style:style style:name="P9" style:family="paragraph" style:parent-style-name="Text_20_body">
      <style:text-properties officeooo:paragraph-rsid="00126830"/>
    </style:style>
    <style:style style:name="T1" style:family="text">
      <style:text-properties officeooo:rsid="00105049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officeooo:rsid="00105049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a0cc"/>
    </style:style>
    <style:style style:name="T7" style:family="text">
      <style:text-properties fo:color="#ffff00" style:font-name="Liberation Mono" fo:font-size="10pt" fo:font-weight="bold" officeooo:rsid="0011a0cc" style:font-name-asian="Noto Sans Mono CJK SC" style:font-size-asian="10pt" style:font-name-complex="Liberation Mono" style:font-size-complex="10pt"/>
    </style:style>
    <style:style style:name="T8" style:family="text">
      <style:text-properties officeooo:rsid="00126830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26830"/>
    </style:style>
    <style:style style:name="T11" style:family="text">
      <style:text-properties style:font-name="Liberation Serif" officeooo:rsid="00126830" style:font-name-asian="Noto Sans Mono CJK SC" style:font-name-complex="Liberation Mono"/>
    </style:style>
    <style:style style:name="T12" style:family="text">
      <style:text-properties style:font-name="Liberation Serif" officeooo:rsid="001409f9"/>
    </style:style>
    <style:style style:name="T13" style:family="text">
      <style:text-properties officeooo:rsid="001409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CLI Module</text:p>
      <text:p text:style-name="Heading">Synopsis</text:p>
      <text:p text:style-name="P6">This is a (budding) set of tools to help with writing command line and others scripts.</text:p>
      <text:h text:style-name="P2" text:outline-level="1">Loading the tools. </text:h>
      <text:p text:style-name="P6">This is done with the standard import and load statement like</text:p>
      <text:p text:style-name="Preformatted_20_Text"><text:s text:c="3"/>module_import(module_load(info().lib.cli, 'java'))</text:p>
      <text:p text:style-name="P4">cli</text:p>
      <text:h text:style-name="Heading_20_2" text:outline-level="2">The to_stem function</text:h>
      <text:p text:style-name="P6">This will take a set of arguments (probably from the command line, but you can pass it whatever list you like) and it will process them into a usable stem. <text:span text:style-name="T6">This means separating out the switches and flags and organizing the other arguments in order.</text:span></text:p>
      <text:h text:style-name="P3" text:outline-level="3">Definitions</text:h>
      <text:p text:style-name="P6">switch - an argument to the program prefixed with a marker. The immediate successor to it is its <text:span text:style-name="T5">value</text:span>. <text:s/>(e.g. <text:span text:style-name="T4">-format iso8601</text:span>)</text:p>
      <text:p text:style-name="P6">flag - an argument which has no value, but is either present or not (e.g. <text:span text:style-name="T4">-verbose</text:span>).</text:p>
      <text:p text:style-name="P7"><text:span text:style-name="T1">Function arguments are</text:span></text:p>
      <text:p text:style-name="P7"><text:span text:style-name="T3">arg. </text:span><text:span text:style-name="T1">- the list of command line </text:span><text:span text:style-name="T6">arguments</text:span><text:span text:style-name="T1">. If omitted this defaults to the contents of the arg() function</text:span></text:p>
      <text:p text:style-name="P6"><text:span text:style-name="T2">marker</text:span> - a string that starts a flag or switch</text:p>
      <text:p text:style-name="P6"><text:span text:style-name="T2">flags.</text:span> - list of flags</text:p>
      <text:p text:style-name="P1"><text:span text:style-name="T6">Examples</text:span></text:p>
      <text:p text:style-name="P8">Let us say that we had a script that was invoked with the following:</text:p>
      <text:p text:style-name="Preformatted_20_Text"><text:span text:style-name="Source_20_Text"><text:s text:c="3"/></text:span><text:span text:style-name="Source_20_Text"><text:span text:style-name="T7">do_it</text:span></text:span><text:span text:style-name="Source_20_Text"><text:span text:style-name="T6">.qdl </text:span></text:span><text:bookmark-start text:name="__DdeLink__27459_3564924564"/><text:span text:style-name="Source_20_Text"><text:span text:style-name="T6">my_key.pem -</text:span></text:span><text:span text:style-name="Source_20_Text"><text:span text:style-name="T8">user</text:span></text:span><text:span text:style-name="Source_20_Text"><text:span text:style-name="T6"> </text:span></text:span><text:span text:style-name="Source_20_Text"><text:span text:style-name="T8">bob</text:span></text:span><text:span text:style-name="Source_20_Text"><text:span text:style-name="T6"> -version 1.2 -v -format iso8601 -in input.txt output.txt</text:span></text:span><text:bookmark-end text:name="__DdeLink__27459_3564924564"/></text:p>
      <text:p text:style-name="Text_20_body"><text:span text:style-name="Source_20_Text"/></text:p>
      <text:p text:style-name="Text_20_body"><text:span text:style-name="Source_20_Text"><text:span text:style-name="T9">if you issue </text:span></text:span><text:span text:style-name="Source_20_Text"><text:span text:style-name="T10">the args() command you will see the arguments are</text:span></text:span></text:p>
      <text:p text:style-name="Preformatted_20_Text"><text:span text:style-name="Source_20_Text"><text:s text:c="3"/>args()</text:span></text:p>
      <text:p text:style-name="Preformatted_20_Text"><text:span text:style-name="Source_20_Text">[my_key.pem, -user, bob, -version, 1.2, -v, -format, iso8601, -in, input.txt, output.txt]</text:span></text:p>
      <text:p text:style-name="Standard"><text:span text:style-name="Source_20_Text"/></text:p>
      <text:p text:style-name="P9"><text:span text:style-name="Source_20_Text"><text:span text:style-name="T10">There is a flag (-v) and what if there is a </text:span></text:span><text:span text:style-name="Source_20_Text"><text:span text:style-name="T11">flag </text:span></text:span><text:span text:style-name="Source_20_Text"><text:span text:style-name="T10">like -use_ssl that, when missing indicates the default is false? Here is what you could do</text:span></text:span></text:p>
      <text:p text:style-name="Preformatted_20_Text"><text:soft-page-break/><text:span text:style-name="Source_20_Text"><text:s text:c="3"/></text:span><text:span text:style-name="Source_20_Text"><text:span text:style-name="T8">r. := </text:span></text:span><text:span text:style-name="Source_20_Text">to_stem(args(), ['-v','-use_ssl']) <text:s text:c="105"/></text:span></text:p>
      <text:p text:style-name="Preformatted_20_Text"><text:span text:style-name="Source_20_Text"><text:s text:c="3"/></text:span><text:span text:style-name="Source_20_Text"><text:span text:style-name="T8">r.</text:span></text:span></text:p>
      <text:p text:style-name="Preformatted_20_Text"><text:span text:style-name="Source_20_Text">[my_key.pem,output.txt]~{</text:span></text:p>
      <text:p text:style-name="Preformatted_20_Text"><text:span text:style-name="Source_20_Text"><text:s/>-use_ssl : false,</text:span></text:p>
      <text:p text:style-name="Preformatted_20_Text"><text:span text:style-name="Source_20_Text"><text:s/>-version : 1.2,</text:span></text:p>
      <text:p text:style-name="Preformatted_20_Text"><text:span text:style-name="Source_20_Text"><text:s text:c="6"/>-in : input.txt,</text:span></text:p>
      <text:p text:style-name="Preformatted_20_Text"><text:span text:style-name="Source_20_Text"><text:s text:c="4"/>-user : bob,</text:span></text:p>
      <text:p text:style-name="Preformatted_20_Text"><text:span text:style-name="Source_20_Text"><text:s text:c="7"/>-v : true,</text:span></text:p>
      <text:p text:style-name="Preformatted_20_Text"><text:span text:style-name="Source_20_Text"><text:s text:c="2"/>-format : iso8601</text:span></text:p>
      <text:p text:style-name="Preformatted_20_Text"><text:span text:style-name="Source_20_Text">}</text:span></text:p>
      <text:p text:style-name="P9"><text:span text:style-name="Source_20_Text"><text:span text:style-name="T10"/></text:span></text:p>
      <text:p text:style-name="P9"><text:span text:style-name="Source_20_Text"><text:span text:style-name="T10">Note that access to these values is quite easy. To get the last argument issue </text:span></text:span></text:p>
      <text:p text:style-name="Preformatted_20_Text"><text:span text:style-name="Source_20_Text">r.(-1)</text:span></text:p>
      <text:p text:style-name="P9"><text:span text:style-name="Source_20_Text"><text:span text:style-name="T10"/></text:span></text:p>
      <text:p text:style-name="P9"><text:span text:style-name="Source_20_Text"><text:span text:style-name="T10">To check if the user wants to use ssl:</text:span></text:span></text:p>
      <text:p text:style-name="Preformatted_20_Text"><text:span text:style-name="Source_20_Text">if[r.'-use_ssl'][…]</text:span></text:p>
      <text:p text:style-name="P9"><text:span text:style-name="Source_20_Text"/></text:p>
      <text:p text:style-name="P9"><text:span text:style-name="Source_20_Text"><text:span text:style-name="T10">To check if the user passed in a specific switch:</text:span></text:span></text:p>
      <text:p text:style-name="Preformatted_20_Text"><text:span text:style-name="Source_20_Text">if[has_key('-format', r.)][…];</text:span></text:p>
      <text:p text:style-name="P9"><text:span text:style-name="Source_20_Text"><text:span text:style-name="T10"/></text:span></text:p>
      <text:p text:style-name="P9"><text:span text:style-name="Source_20_Text"><text:span text:style-name="T10">You can even specify special switches </text:span></text:span></text:p>
      <text:p text:style-name="P5"><text:span text:style-name="Source_20_Text">to_stem(args(), '-</text:span><text:span text:style-name="Source_20_Text">',</text:span><text:span text:style-name="Source_20_Text"> ['--help','--version']</text:span></text:p>
      <text:p text:style-name="P9"><text:span text:style-name="Source_20_Text"/></text:p>
      <text:p text:style-name="Standard"><text:span text:style-name="Source_20_Text"><text:span text:style-name="T9">which tells the system to look for those flags first </text:span></text:span><text:span text:style-name="Source_20_Text"><text:span text:style-name="T12">so you can test them for, e.g., printing help or version information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loext:contextual-spacing="false" fo:background-color="#0000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09:22:44.840014750</meta:creation-date>
    <dc:date>2023-03-22T07:02:13.887501355</dc:date>
    <meta:editing-duration>P20DT20H15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336" meta:character-count="2107" meta:non-whitespace-character-count="1669"/>
  </office:meta>
</office:document-meta>
</file>